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d45" officeooo:paragraph-rsid="000dcd45"/>
    </style:style>
    <style:style style:name="P2" style:family="paragraph" style:parent-style-name="Standard">
      <style:text-properties style:text-underline-style="solid" style:text-underline-width="auto" style:text-underline-color="font-color" officeooo:rsid="000e2648" officeooo:paragraph-rsid="000e2648"/>
    </style:style>
    <style:style style:name="P3" style:family="paragraph" style:parent-style-name="Standard">
      <style:text-properties style:text-underline-style="solid" style:text-underline-width="auto" style:text-underline-color="font-color" officeooo:rsid="000dcd45" officeooo:paragraph-rsid="000dcd45"/>
    </style:style>
    <style:style style:name="P4" style:family="paragraph" style:parent-style-name="Standard">
      <style:text-properties officeooo:rsid="00192002" officeooo:paragraph-rsid="00192002"/>
    </style:style>
    <style:style style:name="P5" style:family="paragraph" style:parent-style-name="Standard">
      <style:text-properties officeooo:rsid="001970e1" officeooo:paragraph-rsid="001970e1"/>
    </style:style>
    <style:style style:name="P6" style:family="paragraph" style:parent-style-name="Standard">
      <style:text-properties officeooo:rsid="0020297c" officeooo:paragraph-rsid="0020297c"/>
    </style:style>
    <style:style style:name="P7" style:family="paragraph" style:parent-style-name="Standard">
      <style:text-properties officeooo:rsid="0022d671" officeooo:paragraph-rsid="0022d671"/>
    </style:style>
    <style:style style:name="P8" style:family="paragraph" style:parent-style-name="Standard">
      <style:text-properties officeooo:rsid="0023c099" officeooo:paragraph-rsid="0023c099"/>
    </style:style>
    <style:style style:name="P9" style:family="paragraph" style:parent-style-name="Standard">
      <style:text-properties officeooo:rsid="002438a6" officeooo:paragraph-rsid="002438a6"/>
    </style:style>
    <style:style style:name="P10" style:family="paragraph" style:parent-style-name="Standard">
      <style:text-properties officeooo:rsid="0027f69d" officeooo:paragraph-rsid="0027f69d"/>
    </style:style>
    <style:style style:name="P11" style:family="paragraph" style:parent-style-name="Standard" style:list-style-name="L1">
      <style:text-properties officeooo:rsid="00192002" officeooo:paragraph-rsid="00192002"/>
    </style:style>
    <style:style style:name="P12" style:family="paragraph" style:parent-style-name="Standard" style:list-style-name="L1">
      <style:text-properties officeooo:rsid="001970e1" officeooo:paragraph-rsid="001970e1"/>
    </style:style>
    <style:style style:name="P13" style:family="paragraph" style:parent-style-name="Standard" style:list-style-name="L1">
      <style:text-properties officeooo:rsid="0020297c" officeooo:paragraph-rsid="0020297c"/>
    </style:style>
    <style:style style:name="P14" style:family="paragraph" style:parent-style-name="Standard" style:list-style-name="L1">
      <style:text-properties officeooo:rsid="0022d671" officeooo:paragraph-rsid="0022d671"/>
    </style:style>
    <style:style style:name="P15" style:family="paragraph" style:parent-style-name="Standard">
      <style:text-properties officeooo:rsid="0026db03" officeooo:paragraph-rsid="0026db03"/>
    </style:style>
    <style:style style:name="P16" style:family="paragraph" style:parent-style-name="Standard">
      <style:text-properties officeooo:rsid="00284351" officeooo:paragraph-rsid="00284351"/>
    </style:style>
    <style:style style:name="P17" style:family="paragraph" style:parent-style-name="Standard" style:list-style-name="L2">
      <style:text-properties officeooo:rsid="00284351" officeooo:paragraph-rsid="00284351"/>
    </style:style>
    <style:style style:name="P18" style:family="paragraph" style:parent-style-name="Standard">
      <style:text-properties officeooo:rsid="00291a12" officeooo:paragraph-rsid="00291a12"/>
    </style:style>
    <style:style style:name="P19" style:family="paragraph" style:parent-style-name="Standard" style:list-style-name="L3">
      <style:text-properties officeooo:rsid="002b123f" officeooo:paragraph-rsid="002b123f"/>
    </style:style>
    <style:style style:name="P20" style:family="paragraph" style:parent-style-name="Standard">
      <style:text-properties officeooo:rsid="002b123f" officeooo:paragraph-rsid="002b123f"/>
    </style:style>
    <style:style style:name="P21" style:family="paragraph" style:parent-style-name="Standard" style:list-style-name="L2">
      <style:text-properties officeooo:rsid="002c72db" officeooo:paragraph-rsid="002c72db"/>
    </style:style>
    <style:style style:name="P22" style:family="paragraph" style:parent-style-name="Standard">
      <style:text-properties officeooo:rsid="002fe6bd" officeooo:paragraph-rsid="002fe6bd"/>
    </style:style>
    <style:style style:name="P23" style:family="paragraph" style:parent-style-name="Standard" style:list-style-name="L4">
      <style:text-properties officeooo:rsid="002fe6bd" officeooo:paragraph-rsid="002fe6bd"/>
    </style:style>
    <style:style style:name="P24" style:family="paragraph" style:parent-style-name="Standard">
      <style:text-properties officeooo:rsid="003208b5" officeooo:paragraph-rsid="003208b5"/>
    </style:style>
    <style:style style:name="P25" style:family="paragraph" style:parent-style-name="Standard" style:list-style-name="L5">
      <style:text-properties officeooo:rsid="00338e19" officeooo:paragraph-rsid="00338e19"/>
    </style:style>
    <style:style style:name="P26" style:family="paragraph" style:parent-style-name="Standard" style:list-style-name="L5">
      <style:text-properties officeooo:rsid="00369daf" officeooo:paragraph-rsid="00369daf"/>
    </style:style>
    <style:style style:name="P27" style:family="paragraph" style:parent-style-name="Standard" style:list-style-name="L5">
      <style:text-properties officeooo:rsid="00377937" officeooo:paragraph-rsid="00377937"/>
    </style:style>
    <style:style style:name="P28" style:family="paragraph" style:parent-style-name="Standard" style:list-style-name="L5">
      <style:text-properties officeooo:rsid="0039d8a8" officeooo:paragraph-rsid="0039d8a8"/>
    </style:style>
    <style:style style:name="P29" style:family="paragraph" style:parent-style-name="Standard" style:list-style-name="L3">
      <style:text-properties officeooo:rsid="003a984a" officeooo:paragraph-rsid="003a984a"/>
    </style:style>
    <style:style style:name="T1" style:family="text">
      <style:text-properties officeooo:rsid="000fc78c"/>
    </style:style>
    <style:style style:name="T2" style:family="text">
      <style:text-properties officeooo:rsid="00127010"/>
    </style:style>
    <style:style style:name="T3" style:family="text">
      <style:text-properties officeooo:rsid="001459cd"/>
    </style:style>
    <style:style style:name="T4" style:family="text">
      <style:text-properties officeooo:rsid="0016cdf5"/>
    </style:style>
    <style:style style:name="T5" style:family="text">
      <style:text-properties officeooo:rsid="0016ef6a"/>
    </style:style>
    <style:style style:name="T6" style:family="text">
      <style:text-properties officeooo:rsid="0017c572"/>
    </style:style>
    <style:style style:name="T7" style:family="text">
      <style:text-properties officeooo:rsid="001970e1"/>
    </style:style>
    <style:style style:name="T8" style:family="text">
      <style:text-properties officeooo:rsid="001f47be"/>
    </style:style>
    <style:style style:name="T9" style:family="text">
      <style:text-properties officeooo:rsid="0021d241"/>
    </style:style>
    <style:style style:name="T10" style:family="text">
      <style:text-properties officeooo:rsid="0022c710"/>
    </style:style>
    <style:style style:name="T11" style:family="text">
      <style:text-properties officeooo:rsid="00240ad3"/>
    </style:style>
    <style:style style:name="T12" style:family="text">
      <style:text-properties officeooo:rsid="0025ccc0"/>
    </style:style>
    <style:style style:name="T13" style:family="text">
      <style:text-properties officeooo:rsid="002b173e"/>
    </style:style>
    <style:style style:name="T14" style:family="text">
      <style:text-properties officeooo:rsid="002d872c"/>
    </style:style>
    <style:style style:name="T15" style:family="text">
      <style:text-properties officeooo:rsid="002d9b1e"/>
    </style:style>
    <style:style style:name="T16" style:family="text">
      <style:text-properties officeooo:rsid="00309003"/>
    </style:style>
    <style:style style:name="T17" style:family="text">
      <style:text-properties officeooo:rsid="003493b0"/>
    </style:style>
    <style:style style:name="T18" style:family="text">
      <style:text-properties officeooo:rsid="0038e506"/>
    </style:style>
    <style:style style:name="T19" style:family="text">
      <style:text-properties officeooo:rsid="003b0a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Process So Far</text:p>
      <text:p text:style-name="P1"/>
      <text:p text:style-name="P2">Notes on topics to write about</text:p>
      <text:p text:style-name="P1"/>
      <text:p text:style-name="P1">Learnt Baxter + ROS – week 1 – more details on what was done – <text:span text:style-name="T6">Hello World – ROS tutorials, working in the lab</text:span></text:p>
      <text:p text:style-name="P1"/>
      <text:p text:style-name="P1">Week 2 – <text:span text:style-name="T3">Vision - </text:span>Learnt about pointcloud data + using Kinect/Visualization using rViz, Kinect calibration, Fixed frame transforms, Publish/Receiver, <text:span text:style-name="T2">Datatypes/ROS messages – started to detect circle using RANSAC</text:span></text:p>
      <text:p text:style-name="P1"/>
      <text:p text:style-name="P1">Week 3 – Vision – <text:span text:style-name="T4">Dealing with interference - </text:span>3D region growing/Average cluster colours/sizes, Ignore Clutter, <text:span text:style-name="T1">Noise issues/interference with arms</text:span></text:p>
      <text:p text:style-name="P1">- <text:span text:style-name="T5">pointcloud noise -issues with recognising sweets? OpenCV methods later after separating sweets</text:span></text:p>
      <text:p text:style-name="P1"/>
      <text:p text:style-name="P1">Week 4 – Manipulation – Service/client for interface, Set up manipulation system, different movement methods, gripper size/style + <text:s/>basic sweet grasping methods</text:p>
      <text:p text:style-name="P1"/>
      <text:p text:style-name="P8">Week 5 – Vision/Manipulation – grasping methods experiment/deliverable</text:p>
      <text:p text:style-name="P8">- OpenCV python/c++ - sweet recognition via various methods – <text:span text:style-name="T11">hough circle transform, hough line detection, contour detection (for background and sweets eventually), hsv based segmentation, conversion from 2d sweet centres to 3d woorld coords using pinhole camera transformations</text:span></text:p>
      <text:p text:style-name="P8"/>
      <text:p text:style-name="P9">Week 6 – Integrate previous steps for Baxter to be able to scoop out sweets from a bowl until he gets a certain number, then pick those sweets up from the table <text:span text:style-name="T12">and give them to an imaginary customer</text:span></text:p>
      <text:p text:style-name="P9"/>
      <text:p text:style-name="P10">Cumulative averages for vision accuracy</text:p>
      <text:p text:style-name="P4"/>
      <text:p text:style-name="P4">SCOOP TRIALS</text:p>
      <text:p text:style-name="P4">INITIAL -</text:p>
      <text:p text:style-name="P4"/>
      <text:list xml:id="list4156651570779655346" text:style-name="L1">
        <text:list-item>
          <text:p text:style-name="P11">grab_sweets_from_above – Baxter goes to a default position above the bowl's rim, goes into the bowl <text:span text:style-name="T7">at a fixed height and grasps – puts sweet to right of bowl</text:span></text:p>
          <text:p text:style-name="P11">- <text:span text:style-name="T7">reasonable success – grippers small so only can grab 2-3 max</text:span></text:p>
          <text:p text:style-name="P12">- mostly grabs <text:span text:style-name="T10">0, sometimes 1-2</text:span></text:p>
          <text:p text:style-name="P12">- <text:span text:style-name="T10">worth noting that going straight down before grasping does damage sweets</text:span></text:p>
          <text:p text:style-name="P12">- <text:span text:style-name="T8">more detailed tests when better algorithms developed</text:span></text:p>
        </text:list-item>
      </text:list>
      <text:p text:style-name="P5"/>
      <text:list xml:id="list161832966817966" text:continue-numbering="true" text:style-name="L1">
        <text:list-item>
          <text:p text:style-name="P13">shake_in_bowl – Baxter attempts to go into the bowl, <text:span text:style-name="T9">move horizontally left and right at the bottom and tries to grasp.</text:span></text:p>
        </text:list-item>
      </text:list>
      <text:p text:style-name="P6"/>
      <text:list xml:id="list161832417550718" text:continue-numbering="true" text:style-name="L1">
        <text:list-item>
          <text:p text:style-name="P14">scoop_from_side – Baxter comes in at angle – mainly ends up pushing sweets to the side after 1 or 2 scoops – maybe work with a mixing then scoop mechanism?</text:p>
        </text:list-item>
      </text:list>
      <text:p text:style-name="P7"/>
      <text:p text:style-name="P15"/>
      <text:p text:style-name="P16">NOTES ON WHAT STILL NEED TO WRITE UP</text:p>
      <text:p text:style-name="P16"/>
      <text:p text:style-name="P16">Improvements on sweet recognition –</text:p>
      <text:list xml:id="list6448424940604115888" text:style-name="L2">
        <text:list-item>
          <text:p text:style-name="P17">Talk about area recognition on table – limiting contour size etc – <text:span text:style-name="T15">errors with other rectangles on table later on etc</text:span></text:p>
        </text:list-item>
        <text:list-item>
          <text:p text:style-name="P17">Sweet Colour recognition – SHOW TESTS FOR FAILING COLOUR DETECTION <text:soft-page-break/>USING HSV METHOD – DISTANCE FROM EUCLIDEAN – CHANGES IN LIGHT</text:p>
        </text:list-item>
        <text:list-item>
          <text:p text:style-name="P17">NEW METHOD WITH NEURAL NETWORK TO CALCULATE WEIGHTS – EASY COLOURS ISH TO DIFFERENTIATE – MORE COMPLEX NETWORK IN FUTURE TO ALLOW FOR MORE VARIATIONS IN COLOUR</text:p>
        </text:list-item>
        <text:list-item>
          <text:p text:style-name="P21">TEST NEURAL NETWORK AGAINST OTHER TWO METHODS – HSV EUCLIDEAN AND MASKING - <text:span text:style-name="T14">RESULTS</text:span></text:p>
        </text:list-item>
      </text:list>
      <text:p text:style-name="P16"/>
      <text:p text:style-name="P18">Improvements on Sweet Manipulation - </text:p>
      <text:list xml:id="list6979267035480068861" text:style-name="L3">
        <text:list-item>
          <text:p text:style-name="P19">PCA on sweets – principle axis rotation on gripper – SHOW TESTS BECOMING MUCH MORE RELIABLE AFTER PCA <text:span text:style-name="T13">INSTEAD OF ALL FROM SAME ANGLE – TEST WITH PCA, TEST WITHOUT</text:span></text:p>
        </text:list-item>
        <text:list-item>
          <text:p text:style-name="P29">Detection of torque – <text:span text:style-name="T19">HELPS WITH LOGIC WHEN KNOWS IF SWEET IN GRIPPER OR NOT – NO POINT GOING TO BAG WHEN DOESN'T HAVE SWEET</text:span></text:p>
        </text:list-item>
      </text:list>
      <text:p text:style-name="P20"/>
      <text:p text:style-name="P22">Improvements on Bowl Manipulation -</text:p>
      <text:list xml:id="list1686927588855718109" text:style-name="L4">
        <text:list-item>
          <text:p text:style-name="P23">Bowl tilting tests – SHOW TESTS FROM TIPPING/TILTING – NUMBER OF SEPARATED SWEETS/NUMBER OF BUNCHED UP SWEETS – <text:span text:style-name="T16">SHOW VARIABLE VALUES</text:span></text:p>
        </text:list-item>
      </text:list>
      <text:p text:style-name="P22"/>
      <text:p text:style-name="P24">Human Interaction - </text:p>
      <text:list xml:id="list8086600048541837069" text:style-name="L5">
        <text:list-item>
          <text:p text:style-name="P25">Recognise entering human using background subtraction – works OK but glitches a bit – <text:span text:style-name="T17">recognise when entered + stayed or exited – have to move arms out of way when using top head camera</text:span></text:p>
        </text:list-item>
        <text:list-item>
          <text:p text:style-name="P26">Voice recognition – Python NLTK with microphone – talk about noise issues – PROVIDE TESTS SHOWING ACCURACY – only could really capture 1 command at once – best for Baxter to ask for colours individually</text:p>
        </text:list-item>
        <text:list-item>
          <text:p text:style-name="P27">Voice recognition – In built Android analysis a lot better – made a small python server/android client app <text:span text:style-name="T18">for voice recognition (or touch) input </text:span></text:p>
        </text:list-item>
        <text:list-item>
          <text:p text:style-name="P28">TESTS ANDROID VS PYTHON NLTK ACCURACY FOR SHORT/LONG COMMAN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3:40:33.546736634</meta:creation-date>
    <dc:date>2016-04-06T16:18:31.457256403</dc:date>
    <meta:editing-duration>PT3H37S</meta:editing-duration>
    <meta:editing-cycles>49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588" meta:character-count="3717" meta:non-whitespace-character-count="3131"/>
  </office:meta>
</office:document-meta>
</file>